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  <style:font-face style:name="Ubuntu1" svg:font-family="Ubuntu" style:font-adornments="Normal" style:font-pitch="variable"/>
    <style:font-face style:name="Ubuntu2" svg:font-family="Ubuntu" style:font-adornments="Itálica" style:font-pitch="variable"/>
  </office:font-face-decls>
  <office:automatic-styles>
    <style:style style:name="Tabla1" style:family="table">
      <style:table-properties style:width="19.05cm" style:rel-width="100%" fo:margin-left="0.009cm" fo:margin-top="0cm" fo:margin-bottom="0cm" table:align="left" fo:background-color="#daebf4" style:writing-mode="lr-tb">
        <style:background-image/>
      </style:table-properties>
    </style:style>
    <style:style style:name="Tabla1.A" style:family="table-column">
      <style:table-column-properties style:column-width="2.79cm" style:rel-column-width="1582*"/>
    </style:style>
    <style:style style:name="Tabla1.B" style:family="table-column">
      <style:table-column-properties style:column-width="2.718cm" style:rel-column-width="1541*"/>
    </style:style>
    <style:style style:name="Tabla1.C" style:family="table-column">
      <style:table-column-properties style:column-width="3.57cm" style:rel-column-width="2024*"/>
    </style:style>
    <style:style style:name="Tabla1.D" style:family="table-column">
      <style:table-column-properties style:column-width="3.438cm" style:rel-column-width="1949*"/>
    </style:style>
    <style:style style:name="Tabla1.E" style:family="table-column">
      <style:table-column-properties style:column-width="3.417cm" style:rel-column-width="1937*"/>
    </style:style>
    <style:style style:name="Tabla1.F" style:family="table-column">
      <style:table-column-properties style:column-width="3.117cm" style:rel-column-width="1767*"/>
    </style:style>
    <style:style style:name="Tabla1.1" style:family="table-row">
      <style:table-row-properties style:min-row-height="0.9cm" fo:keep-together="auto"/>
    </style:style>
    <style:style style:name="Tabla1.A1" style:family="table-cell">
      <style:table-cell-properties style:vertical-align="middle" fo:background-color="#4a9ccc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B1" style:family="table-cell">
      <style:table-cell-properties style:vertical-align="middle" fo:background-color="#4a9ccc" fo:padding-left="0.191cm" fo:padding-right="0.191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A2" style:family="table-cell">
      <style:table-cell-properties style:vertical-align="middle" fo:background-color="#4a9ccc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1.B2" style:family="table-cell">
      <style:table-cell-properties style:vertical-align="middle" fo:background-color="#b6d7ea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3" style:family="table-row">
      <style:table-row-properties style:min-row-height="2.699cm" fo:keep-together="auto"/>
    </style:style>
    <style:style style:name="Tabla1.B3" style:family="table-cell">
      <style:table-cell-properties style:vertical-align="middle" fo:background-color="#daebf4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5" style:family="table-row">
      <style:table-row-properties style:min-row-height="1.349cm" fo:keep-together="auto"/>
    </style:style>
    <style:style style:name="Tabla1.6" style:family="table-row">
      <style:table-row-properties style:min-row-height="1.482cm" fo:keep-together="auto"/>
    </style:style>
    <style:style style:name="Tabla1.7" style:family="table-row">
      <style:table-row-properties style:min-row-height="2.699cm" fo:background-color="transparent" fo:keep-together="auto">
        <style:background-image/>
      </style:table-row-properties>
    </style:style>
    <style:style style:name="P1" style:family="paragraph" style:parent-style-name="Text_20_body">
      <style:text-properties officeooo:paragraph-rsid="002142d7"/>
    </style:style>
    <style:style style:name="P2" style:family="paragraph" style:parent-style-name="Text_20_body">
      <style:text-properties officeooo:paragraph-rsid="0022b2a4"/>
    </style:style>
    <style:style style:name="P3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ffffff" loext:opacity="100%" style:font-name="Ubuntu" fo:font-size="11pt" fo:font-weight="bold" officeooo:paragraph-rsid="002df613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2df613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35a61b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2df613" style:letter-kerning="false" style:font-size-asian="11pt" style:rfc-language-tag-asian="x-none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2df613" style:letter-kerning="false" style:font-size-asian="11pt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2df613" style:letter-kerning="false" style:font-name-asian="Times New Roman" style:font-size-asian="11pt" style:rfc-language-tag-asian="x-none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fo:language="en" fo:country="US" officeooo:paragraph-rsid="002df613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style:rfc-language-tag="x-none" officeooo:paragraph-rsid="002df613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style:rfc-language-tag="x-none" fo:font-weight="bold" officeooo:paragraph-rsid="002df613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fo:font-weight="bold" officeooo:paragraph-rsid="002df613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left="1.27cm" fo:margin-right="0cm" fo:margin-top="0cm" fo:margin-bottom="0cm" style:contextual-spacing="false" fo:text-align="center" style:justify-single-word="false" fo:orphans="2" fo:widows="2" fo:text-indent="-1.27cm" style:auto-text-indent="false"/>
      <style:text-properties style:font-name="Ubuntu" fo:font-size="11pt" fo:font-weight="bold" officeooo:paragraph-rsid="002df613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fo:font-weight="bold" officeooo:paragraph-rsid="0035a61b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fo:font-weight="bold" officeooo:paragraph-rsid="002df613" style:letter-kerning="false" style:font-size-asian="11pt" style:rfc-language-tag-asian="x-none" style:font-weight-asian="bold" style:font-size-complex="11pt" style:language-complex="ar" style:country-complex="SA" style:font-weight-complex="bold"/>
    </style:style>
    <style:style style:name="P18" style:family="paragraph" style:parent-style-name="Text_20_body">
      <style:text-properties officeooo:rsid="0037d262" officeooo:paragraph-rsid="0037d262"/>
    </style:style>
    <style:style style:name="P19" style:family="paragraph" style:parent-style-name="Standard" style:list-style-name="">
      <style:paragraph-properties fo:text-align="center" style:justify-single-word="false"/>
      <style:text-properties officeooo:paragraph-rsid="002df613"/>
    </style:style>
    <style:style style:name="P20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P22" style:family="paragraph" style:parent-style-name="Heading_20_1" style:list-style-name="">
      <style:text-properties officeooo:rsid="0022b2a4" officeooo:paragraph-rsid="0022b2a4"/>
    </style:style>
    <style:style style:name="P23" style:family="paragraph" style:parent-style-name="Heading_20_1" style:list-style-name="Numeracion_20_de_20_titulos">
      <style:paragraph-properties fo:break-before="page"/>
    </style:style>
    <style:style style:name="P24" style:family="paragraph" style:parent-style-name="Heading_20_1" style:list-style-name="Numeracion_20_de_20_titulos">
      <style:paragraph-properties fo:text-align="center" style:justify-single-word="false" fo:break-before="page"/>
      <style:text-properties style:font-name="Ubuntu2" fo:font-size="15pt" fo:font-style="normal" fo:font-weight="bold" officeooo:rsid="0037d262" officeooo:paragraph-rsid="0037d26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 style:list-style-name="Numeracion_20_de_20_titulos">
      <style:paragraph-properties fo:text-align="center" style:justify-single-word="false" fo:break-before="page"/>
      <style:text-properties style:font-name="Ubuntu2" fo:font-size="15pt" fo:font-style="normal" fo:font-weight="bold" officeooo:rsid="002df613" officeooo:paragraph-rsid="002df6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 style:list-style-name="Numeracion_20_de_20_titulos"/>
    <style:style style:name="P27" style:family="paragraph" style:parent-style-name="Heading_20_2" style:list-style-name="Numeracion_20_de_20_titulos">
      <style:text-properties style:font-name="Ubuntu2" fo:font-size="12pt" fo:font-style="normal" fo:font-weight="bold" officeooo:rsid="003f5379" officeooo:paragraph-rsid="003f537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paragraph-rsid="0022b2a4"/>
    </style:style>
    <style:style style:name="P30" style:family="paragraph" style:parent-style-name="Text_20_body" style:list-style-name="List_20_1"/>
    <style:style style:name="P31" style:family="paragraph" style:parent-style-name="Text_20_body" style:list-style-name="List_20_1">
      <style:text-properties officeooo:paragraph-rsid="0022b2a4"/>
    </style:style>
    <style:style style:name="P32" style:family="paragraph" style:parent-style-name="Text_20_body" style:list-style-name="List_20_1">
      <style:text-properties officeooo:paragraph-rsid="0037d262"/>
    </style:style>
    <style:style style:name="P33" style:family="paragraph" style:parent-style-name="Text_20_body" style:list-style-name="List_20_1">
      <style:text-properties officeooo:paragraph-rsid="00267504"/>
    </style:style>
    <style:style style:name="P34" style:family="paragraph" style:parent-style-name="Text_20_body" style:list-style-name="List_20_1">
      <style:text-properties fo:font-weight="bold" officeooo:paragraph-rsid="0022b2a4" style:font-weight-asian="bold" style:font-weight-complex="bold"/>
    </style:style>
    <style:style style:name="P35" style:family="paragraph" style:parent-style-name="Text_20_body" style:list-style-name="List_20_1">
      <style:text-properties fo:font-weight="bold" style:font-weight-asian="bold" style:font-weight-complex="bold"/>
    </style:style>
    <style:style style:name="P36" style:family="paragraph" style:parent-style-name="Text_20_body" style:list-style-name="WWNum2">
      <style:text-properties fo:font-weight="bold" style:font-weight-asian="bold" style:font-weight-complex="bold"/>
    </style:style>
    <style:style style:name="P37" style:family="paragraph" style:parent-style-name="Text_20_body" style:list-style-name="WWNum2">
      <style:text-properties fo:font-weight="bold" officeooo:paragraph-rsid="002ce503" style:font-weight-asian="bold" style:font-weight-complex="bold"/>
    </style:style>
    <style:style style:name="P38" style:family="paragraph" style:parent-style-name="Text_20_body" style:list-style-name="">
      <style:paragraph-properties fo:text-align="center" style:justify-single-word="false"/>
      <style:text-properties style:font-name="Ubuntu2" fo:font-size="15pt" fo:font-style="normal" fo:font-weight="bold" officeooo:rsid="0029f0ce" officeooo:paragraph-rsid="00318a3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Text_20_body" style:list-style-name="">
      <style:paragraph-properties fo:text-align="center" style:justify-single-word="false"/>
      <style:text-properties style:font-name="Ubuntu2" fo:font-size="15pt" fo:font-style="normal" fo:font-weight="bold" officeooo:rsid="002df613" officeooo:paragraph-rsid="002df6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Text_20_body" style:list-style-name="WWNum2"/>
    <style:style style:name="P41" style:family="paragraph" style:parent-style-name="Text_20_body" style:list-style-name="WWNum2">
      <style:text-properties officeooo:paragraph-rsid="002ce503"/>
    </style:style>
    <style:style style:name="P42" style:family="paragraph" style:parent-style-name="Text_20_body">
      <style:text-properties officeooo:rsid="003ce743" officeooo:paragraph-rsid="003ce7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dd29" style:font-weight-asian="bold" style:font-weight-complex="bold"/>
    </style:style>
    <style:style style:name="T3" style:family="text">
      <style:text-properties fo:font-weight="bold" style:rfc-language-tag-asian="x-none" style:font-weight-asian="bold" style:font-weight-complex="bold"/>
    </style:style>
    <style:style style:name="T4" style:family="text">
      <style:text-properties officeooo:rsid="002ce503"/>
    </style:style>
    <style:style style:name="T5" style:family="text">
      <style:text-properties style:language-asian="en" style:country-asian="US"/>
    </style:style>
    <style:style style:name="T6" style:family="text">
      <style:text-properties fo:color="#f57f17" loext:opacity="100%" fo:font-weight="bold" style:font-weight-asian="bold" style:font-weight-complex="bold"/>
    </style:style>
    <style:style style:name="T7" style:family="text">
      <style:text-properties fo:color="#f57f17" loext:opacity="100%" style:rfc-language-tag="x-none" fo:font-weight="bold" style:font-weight-asian="bold" style:font-weight-complex="bold"/>
    </style:style>
    <style:style style:name="T8" style:family="text">
      <style:text-properties officeooo:rsid="00318a39"/>
    </style:style>
    <style:style style:name="T9" style:family="text">
      <style:text-properties style:font-name="Ubuntu1" fo:font-size="11pt" officeooo:rsid="00318a39"/>
    </style:style>
    <style:style style:name="T10" style:family="text">
      <style:text-properties style:font-name="Ubuntu1" fo:font-size="11pt" officeooo:rsid="0037d262"/>
    </style:style>
    <style:style style:name="T11" style:family="text">
      <style:text-properties style:font-name="Ubuntu1" fo:font-size="11pt" officeooo:rsid="003df52a"/>
    </style:style>
    <style:style style:name="T12" style:family="text">
      <style:text-properties style:font-name="Ubuntu1" fo:font-size="11pt" fo:font-weight="bold" officeooo:rsid="0037d262" style:font-weight-asian="bold" style:font-weight-complex="bold"/>
    </style:style>
    <style:style style:name="T13" style:family="text">
      <style:text-properties officeooo:rsid="0035a61b"/>
    </style:style>
    <style:style style:name="T14" style:family="text">
      <style:text-properties officeooo:rsid="0037d262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df52a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 de contenidos</text:p>
          </text:index-title>
          <text:p text:style-name="P3"><text:a xlink:type="simple" xlink:href="#__RefHeading___Toc240_283082368" text:style-name="Index_20_Link" text:visited-style-name="Index_20_Link">1. Conceptos básicos<text:tab/>2</text:a></text:p>
          <text:p text:style-name="P4"><text:a xlink:type="simple" xlink:href="#__RefHeading___Toc242_283082368" text:style-name="Index_20_Link" text:visited-style-name="Index_20_Link">1.1. Que significa diezmo<text:tab/>2</text:a></text:p>
          <text:p text:style-name="P4"><text:a xlink:type="simple" xlink:href="#__RefHeading___Toc244_283082368" text:style-name="Index_20_Link" text:visited-style-name="Index_20_Link">1.2. ¿Que puede ser un diezmo?<text:tab/>2</text:a></text:p>
          <text:p text:style-name="P4"><text:a xlink:type="simple" xlink:href="#__RefHeading___Toc246_283082368" text:style-name="Index_20_Link" text:visited-style-name="Index_20_Link">1.3. Que significa pacto (trato, convenio o contrato)<text:tab/>2</text:a></text:p>
          <text:p text:style-name="P4"><text:a xlink:type="simple" xlink:href="#__RefHeading___Toc248_283082368" text:style-name="Index_20_Link" text:visited-style-name="Index_20_Link">1.4. ¿Que puede ser un pacto?<text:tab/>2</text:a></text:p>
          <text:p text:style-name="P3"><text:a xlink:type="simple" xlink:href="#__RefHeading___Toc972_4850890381" text:style-name="Index_20_Link" text:visited-style-name="Index_20_Link">2. Pactos de Dios con el hombre<text:tab/>3</text:a></text:p>
          <text:p text:style-name="P4"><text:a xlink:type="simple" xlink:href="#__RefHeading___Toc517_2934265692" text:style-name="Index_20_Link" text:visited-style-name="Index_20_Link">2.1. Antiguo pacto<text:tab/>3</text:a></text:p>
          <text:p text:style-name="P3"><text:a xlink:type="simple" xlink:href="#__RefHeading___Toc970_485089038" text:style-name="Index_20_Link" text:visited-style-name="Index_20_Link">3. Cuadro comparativo<text:tab/>4</text:a></text:p>
          <text:p text:style-name="P3"><text:a xlink:type="simple" xlink:href="#__RefHeading___Toc974_485089038" text:style-name="Index_20_Link" text:visited-style-name="Index_20_Link">4. Preguntas frecuentes<text:tab/>5</text:a></text:p>
        </text:index-body>
      </text:table-of-content>
      <text:h text:style-name="P22" text:outline-level="1"/>
      <text:list xml:id="list4048695507" text:style-name="Numeracion_20_de_20_titulos">
        <text:list-item>
          <text:h text:style-name="P23" text:outline-level="1"><text:bookmark-start text:name="__RefHeading___Toc240_283082368"/>Conceptos básicos<text:bookmark-end text:name="__RefHeading___Toc240_283082368"/></text:h>
        </text:list-item>
      </text:list>
      <text:p text:style-name="P1">En esta sección vamos a aprender algunos conceptos básicos <text:span text:style-name="T8">y generales </text:span>que debemos comprender antes de comenzar a estudiar en profundidad, <text:span text:style-name="T8">estos conceptos los vamos a </text:span><text:span text:style-name="T9">relacionar con </text:span><text:span text:style-name="T8">la vida diaria para que sean muchos mas fácil de comprender.</text:span></text:p>
      <text:list xml:id="list130915723780838" text:continue-numbering="true" text:style-name="Numeracion_20_de_20_titulos">
        <text:list-item>
          <text:list>
            <text:list-item>
              <text:h text:style-name="P26" text:outline-level="2"><text:bookmark-start text:name="__RefHeading___Toc242_283082368"/>Que significa diezmo<text:bookmark-end text:name="__RefHeading___Toc242_283082368"/></text:h>
            </text:list-item>
          </text:list>
        </text:list-item>
      </text:list>
      <text:p text:style-name="Text_20_body">Diezmo procede del vocablo latino <text:span text:style-name="T15">decimus</text:span> y está vinculado a un décimo (la décima parte de algo).</text:p>
      <text:list xml:id="list130915810745137" text:continue-numbering="true" text:style-name="Numeracion_20_de_20_titulos">
        <text:list-item>
          <text:list>
            <text:list-item>
              <text:h text:style-name="P26" text:outline-level="2"><text:bookmark-start text:name="__RefHeading___Toc244_283082368"/>¿Que puede ser un diezmo?<text:bookmark-end text:name="__RefHeading___Toc244_283082368"/></text:h>
            </text:list-item>
          </text:list>
        </text:list-item>
      </text:list>
      <text:p text:style-name="Text_20_body">Un diezmo puede ser cualquier cosa en la vida diaria, siempre que cumpla con la definición de ser la décima parte de algo. Veamos algunos ejemplos:</text:p>
      <text:p text:style-name="Standard"/>
      <text:list xml:id="list3971970529" text:style-name="L1">
        <text:list-item>
          <text:p text:style-name="P29"><text:span text:style-name="T1">Si tenemos una torta que pesa 1kg</text:span>: el diezmo es un trozo de 100gr.</text:p>
        </text:list-item>
        <text:list-item>
          <text:p text:style-name="P29"><text:span text:style-name="T1">Si tenemos 100 manzanas</text:span>: el diezmo son 10 manzanas.</text:p>
        </text:list-item>
        <text:list-item>
          <text:p text:style-name="P28"><text:span text:style-name="T1">Si tenemos una casa de 20 habitaciones</text:span>: el diezmo son 2 habitaciones.</text:p>
        </text:list-item>
        <text:list-item>
          <text:p text:style-name="P28"><text:span text:style-name="T1">Si tengo 10 hermanos que quiero visitar</text:span>: el diezmo de las visitas seria visitar a 2 hermanos. </text:p>
        </text:list-item>
        <text:list-item>
          <text:p text:style-name="P28"><text:span text:style-name="T1">Trotar durante 30 min</text:span>: el diezmo seria trotar 3 min.</text:p>
        </text:list-item>
      </text:list>
      <text:p text:style-name="Standard"/>
      <text:p text:style-name="Text_20_body">Como podemos ver en lo ejemplos la palabra diezmo se puede utilizar para casi cualquier cosa y situación.</text:p>
      <text:list xml:id="list130917515931251" text:continue-list="list130915810745137" text:style-name="Numeracion_20_de_20_titulos">
        <text:list-item>
          <text:list>
            <text:list-item>
              <text:h text:style-name="P26" text:outline-level="2"><text:bookmark-start text:name="__RefHeading___Toc246_283082368"/>Que significa pacto (trato, convenio o contrato)<text:bookmark-end text:name="__RefHeading___Toc246_283082368"/></text:h>
            </text:list-item>
          </text:list>
        </text:list-item>
      </text:list>
      <text:p text:style-name="Text_20_body">Pacto, del latín <text:span text:style-name="T15">pactum</text:span>, es un acuerdo, alianza, trato o compromiso cuyos involucrados aceptan respetar aquello que estipulan. El pacto establece un compromiso y fija la fidelidad hacia los términos acordados o hacia una declaración; por lo tanto, obliga al cumplimiento de ciertas pautas.</text:p>
      <text:list xml:id="list130916827529149" text:continue-numbering="true" text:style-name="Numeracion_20_de_20_titulos">
        <text:list-item>
          <text:list>
            <text:list-item>
              <text:h text:style-name="P26" text:outline-level="2"><text:bookmark-start text:name="__RefHeading___Toc248_283082368"/>¿Que puede ser un pacto?<text:bookmark-end text:name="__RefHeading___Toc248_283082368"/></text:h>
            </text:list-item>
          </text:list>
        </text:list-item>
      </text:list>
      <text:p text:style-name="P2">Podemos identificar o hacer nuestros propios pactos en la vida diaria, seguramente estas involucrado en al menos un pacto y no lo sabias. Para poder identificar un pacto necesitamos conocer dos cosas, primero quienes pertenecen al pacto y segundo cuales son las condiciones que mantienen al pacto con validez. Veamos dos ejemplos:</text:p>
      <text:list xml:id="list1080410592" text:style-name="List_20_1">
        <text:list-header>
          <text:p text:style-name="P34"/>
        </text:list-header>
        <text:list-item>
          <text:p text:style-name="P31"><text:span text:style-name="T1">Teléfonos móviles</text:span>: La mayoría de teléfonos móviles necesitan tener una linea telefónica la cual involucra al dueño y a la empresa de telefonía en un pacto.</text:p>
          <text:list>
            <text:list-item>
              <text:p text:style-name="P31"><text:span text:style-name="T1">Quienes pertenecen al pacto</text:span>: </text:p>
              <text:list>
                <text:list-item>
                  <text:p text:style-name="P31">Dueño de la linea telefónica</text:p>
                </text:list-item>
                <text:list-item>
                  <text:p text:style-name="P30">Empresa de telefonía.</text:p>
                </text:list-item>
              </text:list>
            </text:list-item>
            <text:list-item>
              <text:p text:style-name="P30"><text:span text:style-name="T1">Condiciones que mantienen al pacto con validez</text:span>:</text:p>
              <text:list>
                <text:list-item>
                  <text:p text:style-name="P30">El dueño de la linea telefónica debe pagar una renta mensual de 0.5$.</text:p>
                </text:list-item>
                <text:list-item>
                  <text:p text:style-name="P30"><text:span text:style-name="T1">La empresa de telefonía debe proporcionar</text:span>:</text:p>
                  <text:list>
                    <text:list-item>
                      <text:p text:style-name="P30">3. 60 minutos de llamadas a otras operadoras.</text:p>
                    </text:list-item>
                    <text:list-item>
                      <text:p text:style-name="P30">4. 120 minutos de llamadas a la misma operadora.</text:p>
                    </text:list-item>
                    <text:list-item>
                      <text:p text:style-name="P30">5. 300 mensajes de texto.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 text:c="11"/></text:p>
      <text:list xml:id="list130917329409003" text:continue-numbering="true" text:style-name="List_20_1">
        <text:list-item>
          <text:p text:style-name="P32"><text:span text:style-name="T1">Panadería</text:span>: seguramente conoces lo que es un pan y por consecuencia lo que es una panadería, veamos como funciona esta.</text:p>
          <text:list>
            <text:list-item>
              <text:p text:style-name="P35">Quienes pertenecen al pacto:</text:p>
              <text:list>
                <text:list-item>
                  <text:p text:style-name="P30">Cliente</text:p>
                </text:list-item>
                <text:list-item>
                  <text:p text:style-name="P30">Panadería</text:p>
                </text:list-item>
              </text:list>
            </text:list-item>
            <text:list-item>
              <text:p text:style-name="P35">Condiciones que mantienen al pacto con validez:</text:p>
              <text:list>
                <text:list-item>
                  <text:p text:style-name="P30">El cliente debe pagar 1$</text:p>
                </text:list-item>
                <text:list-item>
                  <text:p text:style-name="P33">La panadería debe entregarle al cliente una bolsa con 10 panes.</text:p>
                </text:list-item>
              </text:list>
            </text:list-item>
          </text:list>
        </text:list-item>
      </text:list>
      <text:list xml:id="list130916276106002" text:continue-list="list130916827529149" text:style-name="Numeracion_20_de_20_titulos">
        <text:list-item>
          <text:h text:style-name="P24" text:outline-level="1"><text:bookmark-start text:name="__RefHeading___Toc972_4850890381"/>Pactos de Dios con el hombre<text:bookmark-end text:name="__RefHeading___Toc972_4850890381"/></text:h>
        </text:list-item>
      </text:list>
      <text:h text:style-name="P38" text:outline-level="1"/>
      <text:p text:style-name="P42">En <text:span text:style-name="T2">L</text:span><text:span text:style-name="T1">as </text:span><text:span text:style-name="T2">E</text:span><text:span text:style-name="T1">scrituras</text:span> encontramos <text:span text:style-name="T16">entre muchos pactos </text:span>que existen <text:span text:style-name="T1">dos grandes e importantes</text:span> que Dios ha hecho con los hombres, <text:span text:style-name="T14">es necesario </text:span><text:span text:style-name="T11">estudiarlos</text:span><text:span text:style-name="T16">, </text:span><text:span text:style-name="T10">conocerlos e identificarlos correctamente para poder tener un entendimiento claro de </text:span><text:span text:style-name="T12">Las Escrituras</text:span><text:span text:style-name="T10">.</text:span></text:p>
      <text:p text:style-name="Text_20_body"/>
      <text:section text:style-name="Sect2" text:name="Sección1">
        <text:list xml:id="list130917695897815" text:continue-numbering="true" text:style-name="Numeracion_20_de_20_titulos">
          <text:list-item>
            <text:list>
              <text:list-item>
                <text:h text:style-name="P27" text:outline-level="2"><text:bookmark-start text:name="__RefHeading___Toc517_2934265692"/>El pacto del Sinaí<text:bookmark-end text:name="__RefHeading___Toc517_2934265692"/></text:h>
              </text:list-item>
            </text:list>
          </text:list-item>
        </text:list>
        <text:p text:style-name="P18"/>
      </text:section>
      <text:list xml:id="list130915822978603" text:continue-numbering="true" text:style-name="Numeracion_20_de_20_titulos">
        <text:list-item>
          <text:h text:style-name="P25" text:outline-level="1"><text:bookmark-start text:name="__RefHeading___Toc970_485089038"/>Cuadro comparativo<text:bookmark-end text:name="__RefHeading___Toc970_485089038"/></text:h>
        </text:list-item>
      </text:list>
      <text:h text:style-name="P39" text:outline-level="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5">Diezmo como ofrenda</text:p>
          </table:table-cell>
          <table:table-cell table:style-name="Tabla1.B1" office:value-type="string">
            <text:p text:style-name="P5">Diezmo levítico</text:p>
          </table:table-cell>
          <table:table-cell table:style-name="Tabla1.B1" office:value-type="string">
            <text:p text:style-name="P5">Diezmo para la adoración en el santuario</text:p>
          </table:table-cell>
          <table:table-cell table:style-name="Tabla1.B1" office:value-type="string">
            <text:p text:style-name="P5">Diezmo de bienestar</text:p>
          </table:table-cell>
          <table:table-cell table:style-name="Tabla1.B1" office:value-type="string">
            <text:p text:style-name="P5">Diezmo de los diezmos</text:p>
          </table:table-cell>
        </table:table-row>
        <table:table-row table:style-name="Tabla1.2">
          <table:table-cell table:style-name="Tabla1.A2" office:value-type="string">
            <text:p text:style-name="P5">Es ley mosaica</text:p>
          </table:table-cell>
          <table:table-cell table:style-name="Tabla1.B2" office:value-type="string">
            <text:p text:style-name="P6">No</text:p>
          </table:table-cell>
          <table:table-cell table:style-name="Tabla1.B2" office:value-type="string">
            <text:p text:style-name="P6">Si</text:p>
          </table:table-cell>
          <table:table-cell table:style-name="Tabla1.B2" office:value-type="string">
            <text:p text:style-name="P6">Si</text:p>
          </table:table-cell>
          <table:table-cell table:style-name="Tabla1.B2" office:value-type="string">
            <text:p text:style-name="P6">Si</text:p>
          </table:table-cell>
          <table:table-cell table:style-name="Tabla1.B2" office:value-type="string">
            <text:p text:style-name="P6">Si</text:p>
          </table:table-cell>
        </table:table-row>
        <table:table-row table:style-name="Tabla1.3">
          <table:table-cell table:style-name="Tabla1.A2" office:value-type="string">
            <text:p text:style-name="P5">Obligatorio</text:p>
          </table:table-cell>
          <table:table-cell table:style-name="Tabla1.B3" office:value-type="string">
            <text:p text:style-name="P6"><text:span text:style-name="T1">No</text:span>, es cuando en su corazón ha decidido dar.</text:p>
            <text:p text:style-name="P14">[2 Co 9:7]</text:p>
            <text:p text:style-name="P6"/>
          </table:table-cell>
          <table:table-cell table:style-name="Tabla1.B3" table:number-columns-spanned="4" office:value-type="string">
            <text:p text:style-name="P7">Solo <text:span text:style-name="T13">era</text:span> obligatorio para los Israelitas que <text:span text:style-name="T13">vivían</text:span> bajo la ley mosaica.</text:p>
            <text:p text:style-name="P16">[Éxo 24:3]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Tiempo de entrega</text:p>
          </table:table-cell>
          <table:table-cell table:style-name="Tabla1.B2" office:value-type="string">
            <text:p text:style-name="P6">Cuando en su corazón ha decidido dar.</text:p>
            <text:p text:style-name="P14">[2 Co 9:7]</text:p>
          </table:table-cell>
          <table:table-cell table:style-name="Tabla1.B2" office:value-type="string">
            <text:p text:style-name="P11"/>
          </table:table-cell>
          <table:table-cell table:style-name="Tabla1.B2" office:value-type="string">
            <text:p text:style-name="P6">1 año</text:p>
            <text:p text:style-name="P15">[Dt 14:22]</text:p>
          </table:table-cell>
          <table:table-cell table:style-name="Tabla1.B2" office:value-type="string">
            <text:p text:style-name="P6">3 años</text:p>
            <text:p text:style-name="P14">[Dt 14:28]</text:p>
          </table:table-cell>
          <table:table-cell table:style-name="Tabla1.B2" office:value-type="string">
            <text:p text:style-name="P6">1 año</text:p>
            <text:p text:style-name="P14">[Núm 18:26]</text:p>
          </table:table-cell>
        </table:table-row>
        <table:table-row table:style-name="Tabla1.5">
          <table:table-cell table:style-name="Tabla1.A2" office:value-type="string">
            <text:p text:style-name="P5">A quien se entrega</text:p>
          </table:table-cell>
          <table:table-cell table:style-name="Tabla1.B3" office:value-type="string">
            <text:p text:style-name="P6">A quien en su corazón ha decidido dar.</text:p>
            <text:p text:style-name="P14">[2 Co 9:7]</text:p>
          </table:table-cell>
          <table:table-cell table:style-name="Tabla1.B3" office:value-type="string">
            <text:p text:style-name="P6">A los levitas.</text:p>
            <text:p text:style-name="P14">[Núm 18:21]</text:p>
          </table:table-cell>
          <table:table-cell table:style-name="Tabla1.B3" office:value-type="string">
            <text:p text:style-name="P6">Al lugar que él Señor escogiere para poner allí su nombre.</text:p>
            <text:p text:style-name="P14">[Dt 14:23]</text:p>
          </table:table-cell>
          <table:table-cell table:style-name="Tabla1.B3" office:value-type="string">
            <text:p text:style-name="P6">Era guardado en las ciudades.</text:p>
            <text:p text:style-name="P14">[Dt 14:28]</text:p>
          </table:table-cell>
          <table:table-cell table:style-name="Tabla1.B3" office:value-type="string">
            <text:p text:style-name="P6">Al sacerdote</text:p>
            <text:p text:style-name="P14">[Núm 18:28]</text:p>
          </table:table-cell>
        </table:table-row>
        <table:table-row table:style-name="Tabla1.6">
          <table:table-cell table:style-name="Tabla1.A2" office:value-type="string">
            <text:p text:style-name="P5">Quiénes lo dan</text:p>
          </table:table-cell>
          <table:table-cell table:style-name="Tabla1.B2" office:value-type="string">
            <text:p text:style-name="P6">Todo aquel que en su corazón ha decidido dar.</text:p>
            <text:p text:style-name="P14">[2 Co 9:7]</text:p>
          </table:table-cell>
          <table:table-cell table:style-name="Tabla1.B2" office:value-type="string">
            <text:p text:style-name="P6">Solo los Israelitas que aún estén bajo la ley mosaica.</text:p>
            <text:p text:style-name="P14">[Núm 18:24]</text:p>
          </table:table-cell>
          <table:table-cell table:style-name="Tabla1.B2" office:value-type="string">
            <text:p text:style-name="P12">Solo los Israelitas que aún estén bajo la ley mosaica.</text:p>
            <text:p text:style-name="P13">[Dt 14:23-26]</text:p>
          </table:table-cell>
          <table:table-cell table:style-name="Tabla1.B2" office:value-type="string">
            <text:p text:style-name="P6">Solo los Israelitas que aún estén bajo la ley mosaica.</text:p>
            <text:p text:style-name="P14">[Dt 26:12]</text:p>
          </table:table-cell>
          <table:table-cell table:style-name="Tabla1.B2" office:value-type="string">
            <text:p text:style-name="P6">Solo los Levitas que aún estén bajo la ley mosaica.</text:p>
            <text:p text:style-name="P14">[Núm 18:26]</text:p>
          </table:table-cell>
        </table:table-row>
        <table:table-row table:style-name="Tabla1.7">
          <table:table-cell table:style-name="Tabla1.A2" office:value-type="string">
            <text:p text:style-name="P5">Uso que se le da</text:p>
          </table:table-cell>
          <table:table-cell table:style-name="Tabla1.B3" office:value-type="string">
            <text:p text:style-name="P6">Para lo que en su corazón ha decidido dar.</text:p>
            <text:p text:style-name="P14">[2 Co 9:7]</text:p>
          </table:table-cell>
          <table:table-cell table:style-name="Tabla1.B3" office:value-type="string">
            <text:p text:style-name="P6">Esta era su fuente de ingresos y su compensación de los levitas por su servicio en el tabernáculo.</text:p>
            <text:p text:style-name="P14">[Núm 18:24]</text:p>
          </table:table-cell>
          <table:table-cell table:style-name="Tabla1.B3" office:value-type="string">
            <text:p text:style-name="P6">Para comerlo en comunión con el Señor en el lugar que el escogiera junto a la familia.</text:p>
            <text:p text:style-name="P14">[Dt 14:23]</text:p>
          </table:table-cell>
          <table:table-cell table:style-name="Tabla1.B3" office:value-type="string">
            <text:p text:style-name="P6">Para ser distribuido localmente a levitas, inmigrantes, viudas, y huérfanos.</text:p>
            <text:p text:style-name="P14">[Dt 26:12]</text:p>
          </table:table-cell>
          <table:table-cell table:style-name="Tabla1.B3" office:value-type="string">
            <text:p text:style-name="P8">Para ofrecer una ofrenda mecida <text:span text:style-name="T1">[Nm 18:26]</text:span>, la cual era dada al sacerdote y sus hijos como su derecho.</text:p>
            <text:p text:style-name="P17">[Nm 18:11]</text:p>
          </table:table-cell>
        </table:table-row>
        <table:table-row table:style-name="Tabla1.3">
          <table:table-cell table:style-name="Tabla1.A2" office:value-type="string">
            <text:p text:style-name="P5">Que se debe dar</text:p>
          </table:table-cell>
          <table:table-cell table:style-name="Tabla1.B2" office:value-type="string">
            <text:p text:style-name="P6">Lo que en su corazón ha decidido dar.</text:p>
            <text:p text:style-name="P14">[2 Co 9:7]</text:p>
          </table:table-cell>
          <table:table-cell table:style-name="Tabla1.B2" office:value-type="string">
            <text:p text:style-name="P8">Todo el producto de la tierra.</text:p>
            <text:p text:style-name="P14">[Lv 27:30 y 32]</text:p>
          </table:table-cell>
          <table:table-cell table:style-name="Tabla1.B2" office:value-type="string">
            <text:p text:style-name="P10">Únicamente del producto agrícola que la tierra proveería.</text:p>
            <text:p text:style-name="P14">[Dt 14:23]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9"><text:span text:style-name="T5">El diezmo de los diezmos que ofrecían los Israelitas. </text:span><text:span text:style-name="T3">[Nm 18:26]</text:span></text:p>
          </table:table-cell>
        </table:table-row>
      </table:table>
      <text:h text:style-name="P19" text:outline-level="1"><text:bookmark-start text:name="__RefHeading___Toc972_485089038"/><text:bookmark-end text:name="__RefHeading___Toc972_485089038"/></text:h>
      <text:list xml:id="list130916862097777" text:continue-numbering="true" text:style-name="Numeracion_20_de_20_titulos">
        <text:list-item>
          <text:h text:style-name="P23" text:outline-level="1"><text:bookmark-start text:name="__RefHeading___Toc974_485089038"/>Preguntas <text:span text:style-name="T4">frecuentes</text:span><text:bookmark-end text:name="__RefHeading___Toc974_485089038"/></text:h>
        </text:list-item>
      </text:list>
      <text:p text:style-name="Text_20_body"/>
      <text:list xml:id="list434629427" text:style-name="WWNum2">
        <text:list-item>
          <text:p text:style-name="P40"><text:span text:style-name="T1">¿Debo cumplir con la ley del diezmo actualmente?: </text:span>No, Jesús ha establecido un nuevo pacto <text:span text:style-name="T6">[Rom 10:4]</text:span>, este es para todo aquel que crea en el <text:span text:style-name="T6">[Jua 3:16]</text:span>, y fue sellado con su sangre derramada en la cruz <text:span text:style-name="T6">[Mat 26:28]</text:span>. Este nuevo pacto por la fe en Cristo Jesús ya ha dado por viejo al anterior <text:span text:style-name="T6">[</text:span><text:span text:style-name="T7">Heb</text:span><text:span text:style-name="T6"> </text:span><text:span text:style-name="T7">8:13</text:span><text:span text:style-name="T6">]</text:span>, por lo tanto es un mejor pacto con mejores promesas <text:span text:style-name="T6">[</text:span><text:span text:style-name="T7">Heb</text:span><text:span text:style-name="T6"> </text:span><text:span text:style-name="T7">8:</text:span><text:span text:style-name="T6">6-7]</text:span>.</text:p>
          <text:p text:style-name="P36"/>
        </text:list-item>
        <text:list-item>
          <text:p text:style-name="P40"><text:span text:style-name="T1">¿Qué pasa si cumplo con la ley del diezmo?: </text:span>Si cumplieras con la ley del diezmo estarías bajo maldición <text:span text:style-name="T6">[Gál 3:10]</text:span>.</text:p>
          <text:p text:style-name="P36"/>
        </text:list-item>
        <text:list-item>
          <text:p text:style-name="P41"><text:span text:style-name="T1">¿Jesús dijo que debíamos dar los diezmos?: </text:span>No, cuando Jesús hablaba a los escribas y fariseos acerca del diezmo en <text:span text:style-name="T6">[Mat 23:23]</text:span> y <text:span text:style-name="T6">[Luc 11:42]</text:span> no había muerto aun, por lo tanto no se había establecido el nuevo pacto y seguía vigente la ley de Moises.</text:p>
          <text:p text:style-name="P37"/>
        </text:list-item>
        <text:list-item>
          <text:p text:style-name="P41"><text:span text:style-name="T1">¿Aún existen sacerdotes?: </text:span>Cristo es el sumo sacerdote <text:span text:style-name="T6">[</text:span><text:span text:style-name="T7">Heb 4:14</text:span><text:span text:style-name="T6">]</text:span>, el único mediador entre Dios y los hombres <text:span text:style-name="T6">[</text:span><text:span text:style-name="T7">1Ti</text:span><text:span text:style-name="T6"> </text:span><text:span text:style-name="T7">2:5</text:span><text:span text:style-name="T6">]</text:span>, no hay más necesidad de un sacerdote humano ni de alguien que cumpla esa función para representar a otros seres humanos delante de Dios. Como pueblo de Dios, la iglesia es ahora un “real sacerdocio” <text:span text:style-name="T6">[</text:span><text:span text:style-name="T7">1Pe</text:span><text:span text:style-name="T6"> </text:span><text:span text:style-name="T7">2:9</text:span><text:span text:style-name="T6">]</text:span> que ministra en conjunto en el nombre de Cristo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  <style:font-face style:name="Ubuntu1" svg:font-family="Ubuntu" style:font-adornments="Normal" style:font-pitch="variable"/>
    <style:font-face style:name="Ubuntu2" svg:font-family="Ubuntu" style:font-adornments="Itálic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>
        <style:tab-stops/>
      </style:paragraph-properties>
      <style:text-properties style:font-name="Ubuntu1" fo:font-family="Ubuntu" style:font-style-name="Normal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0.409cm" style:contextual-spacing="false" fo:text-align="center" style:justify-single-word="false" style:page-number="auto"/>
      <style:text-properties style:font-name="Ubuntu2" fo:font-family="Ubuntu" style:font-style-name="Itálica" style:font-pitch="variable" fo:font-size="15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álica" style:font-pitch="variable" fo:font-size="12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Ubuntu1" fo:font-family="Ubuntu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Ubuntu1" fo:font-family="Ubuntu" style:font-style-name="Normal" style:font-pitch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style:contextual-spacing="false" fo:keep-together="always" fo:keep-with-next="always"/>
      <style:text-properties style:font-name="Bookman Old Style" fo:font-family="'Bookman Old Style'" style:font-family-generic="roman" style:font-pitch="variable" fo:font-size="12pt" fo:letter-spacing="0.007cm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5cm" style:type="right" style:leader-style="dotted" style:leader-text="."/>
        </style:tab-stops>
      </style:paragraph-properties>
      <style:text-properties style:font-name="Ubuntu1" fo:font-family="Ubuntu" style:font-style-name="Normal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use-window-font-color="true" loext:opacity="0%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on_20_de_20_titulos" style:display-name="Numeracion de titulos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_20_explicativa" style:display-name="Viñeta explicativ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5:52:24.550349153</meta:creation-date>
    <meta:editing-duration>PT2H29M40S</meta:editing-duration>
    <meta:editing-cycles>15</meta:editing-cycles>
    <meta:generator>LibreOffice/7.2.2.2$Linux_X86_64 LibreOffice_project/20$Build-2</meta:generator>
    <dc:date>2021-11-05T13:09:15.330632143</dc:date>
    <meta:document-statistic meta:table-count="1" meta:image-count="0" meta:object-count="0" meta:page-count="5" meta:paragraph-count="120" meta:word-count="1080" meta:character-count="5937" meta:non-whitespace-character-count="4998"/>
  </office:meta>
</office:document-meta>
</file>